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UsersPane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UsersPanel.getAddUsers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roupUsersPanel.getRemoveUsers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roupUsersPanel.getAvailableUser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UsersPanel.getAvailableUsers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UsersPanel.getUsersInGroupLis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UsersPanel.getAvailableUsersLis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User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UsersPanel.getUsersInGroup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UsersPanel.actionPerformed( java . awt . event .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UsersPanel.getUsersInGroup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upUsersPanel.getAvailableUser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upUsersPanel.getJScrollPan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UsersPanel.getUsersInGroup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UsersPanel.GroupUser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UsersPanel.getUsers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oupUsersPanel.populateLists( DefaultMutableTreeNode rootNode , Set us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roupUsers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